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119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 style:data-style-name="N119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22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7"/>
        <table:table-column table:style-name="co2" table:default-cell-style-name="ce14"/>
        <table:table-column table:style-name="co2" table:default-cell-style-name="ce7"/>
        <table:table-column table:style-name="co2" table:number-columns-repeated="2" table:default-cell-style-name="ce14"/>
        <table:table-column table:style-name="co2" table:number-columns-repeated="16377" table:default-cell-style-name="ce2"/>
        <table:table-row table:style-name="ro1">
          <table:table-cell table:style-name="ce1" office:value-type="string" calcext:value-type="string">
            <text:p>VAT 2025</text:p>
          </table:table-cell>
          <table:table-cell table:style-name="ce6" table:number-columns-repeated="2"/>
          <table:table-cell table:style-name="ce15"/>
          <table:table-cell table:style-name="ce6"/>
          <table:table-cell table:style-name="ce15" table:number-columns-repeated="2"/>
          <table:table-cell table:style-name="ce1" table:number-columns-repeated="16377"/>
        </table:table-row>
        <table:table-row table:style-name="ro2">
          <table:table-cell office:value-type="string" calcext:value-type="string">
            <text:p>VAT number:</text:p>
          </table:table-cell>
          <table:table-cell table:style-name="ce2"/>
          <table:table-cell table:style-name="ce11" office:value-type="string" calcext:value-type="string">
            <text:p>BE 0781.867.807</text:p>
          </table:table-cell>
          <table:table-cell table:style-name="ce16"/>
          <table:table-cell table:style-name="ce19"/>
          <table:table-cell table:style-name="ce20" table:number-columns-repeated="2"/>
          <table:table-cell table:style-name="ce22" table:number-columns-repeated="16377"/>
        </table:table-row>
        <table:table-row table:style-name="ro2">
          <table:table-cell office:value-type="string" calcext:value-type="string">
            <text:p>Account for VAT payments: </text:p>
          </table:table-cell>
          <table:table-cell table:style-name="ce2"/>
          <table:table-cell table:style-name="ce11" office:value-type="string" calcext:value-type="string">
            <text:p>BE22679200300047</text:p>
          </table:table-cell>
          <table:table-cell table:style-name="ce16"/>
          <table:table-cell table:style-name="ce19"/>
          <table:table-cell table:style-name="ce20" table:number-columns-repeated="2"/>
          <table:table-cell table:style-name="ce22" table:number-columns-repeated="16377"/>
        </table:table-row>
        <table:table-row table:style-name="ro2">
          <table:table-cell office:value-type="string" calcext:value-type="string">
            <text:p>Communication code:</text:p>
          </table:table-cell>
          <table:table-cell table:style-name="ce2"/>
          <table:table-cell table:style-name="ce11" office:value-type="string" calcext:value-type="string">
            <text:p>+++078/1867/80783+++</text:p>
          </table:table-cell>
          <table:table-cell table:style-name="ce16"/>
          <table:table-cell table:style-name="ce19"/>
          <table:table-cell table:style-name="ce20" table:number-columns-repeated="2"/>
          <table:table-cell table:style-name="ce22"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Q1 – 08.04.2025</text:p>
          </table:table-cell>
          <table:table-cell table:style-name="ce6" table:number-columns-repeated="2"/>
          <table:table-cell table:style-name="ce15"/>
          <table:table-cell table:style-name="ce6"/>
          <table:table-cell table:style-name="ce15" table:number-columns-repeated="2"/>
          <table:table-cell table:style-name="ce1"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table:style-name="ce3" office:value-type="string" calcext:value-type="string">
            <text:p>Invoice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Issue</text:p>
          </table:table-cell>
          <table:table-cell table:style-name="ce17" office:value-type="string" calcext:value-type="string">
            <text:p>Amount</text:p>
          </table:table-cell>
          <table:table-cell table:style-name="ce8" office:value-type="string" calcext:value-type="string">
            <text:p>Revers-charged VAT</text:p>
          </table:table-cell>
          <table:table-cell table:style-name="ce17" office:value-type="string" calcext:value-type="string">
            <text:p>Charged VAT 21%</text:p>
          </table:table-cell>
          <table:table-cell table:style-name="ce17" office:value-type="string" calcext:value-type="string">
            <text:p>Charged VAT 12%</text:p>
          </table:table-cell>
          <table:table-cell table:style-name="ce3"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2025.01.Alex</text:p>
          </table:table-cell>
          <table:table-cell table:style-name="ce9" office:value-type="string" calcext:value-type="string">
            <text:p>Jan 10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21%*[.D10]" office:value-type="currency" office:currency="EUR" office:value="105" calcext:value-type="currency">
            <text:p>105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1.Concretedog</text:p>
          </table:table-cell>
          <table:table-cell table:style-name="ce9" office:value-type="string" calcext:value-type="string">
            <text:p>Jan 10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76.99" calcext:value-type="currency">
            <text:p>576.99 €</text:p>
          </table:table-cell>
          <table:table-cell table:style-name="ce14" table:formula="of:=21%*[.D11]" office:value-type="currency" office:currency="EUR" office:value="121.1679" calcext:value-type="currency">
            <text:p>121.17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1.Max</text:p>
          </table:table-cell>
          <table:table-cell table:style-name="ce9" office:value-type="string" calcext:value-type="string">
            <text:p>Jan <text:s/>6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2025.01.tanneurs</text:p>
          </table:table-cell>
          <table:table-cell table:style-name="ce9" office:value-type="string" calcext:value-type="string">
            <text:p>Jan 21</text:p>
          </table:table-cell>
          <table:table-cell office:value-type="float" office:value="264" calcext:value-type="float">
            <text:p>264</text:p>
          </table:table-cell>
          <table:table-cell office:value-type="currency" office:currency="EUR" office:value="1923.75" calcext:value-type="currency">
            <text:p>1,923.75 €</text:p>
          </table:table-cell>
          <table:table-cell/>
          <table:table-cell office:value-type="currency" office:currency="EUR" office:value="403.99" calcext:value-type="currency">
            <text:p>403.99 €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5.01.Yorik</text:p>
          </table:table-cell>
          <table:table-cell table:style-name="ce9" office:value-type="string" calcext:value-type="string">
            <text:p>Jan 10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405" calcext:value-type="currency">
            <text:p>405.00 €</text:p>
          </table:table-cell>
          <table:table-cell table:style-name="ce14"/>
          <table:table-cell table:formula="of:=[.D14]*21%" office:value-type="currency" office:currency="EUR" office:value="85.05" calcext:value-type="currency">
            <text:p>85.05 €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5.02.Adrian</text:p>
          </table:table-cell>
          <table:table-cell table:style-name="ce9" office:value-type="string" calcext:value-type="string">
            <text:p>Feb 17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83.99" calcext:value-type="currency">
            <text:p>983.99 €</text:p>
          </table:table-cell>
          <table:table-cell table:style-name="ce14" table:formula="of:=21%*[.D15]" office:value-type="currency" office:currency="EUR" office:value="206.6379" calcext:value-type="currency">
            <text:p>206.64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2.Ajinkya.01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241" calcext:value-type="float">
            <text:p>241</text:p>
          </table:table-cell>
          <table:table-cell office:value-type="currency" office:currency="EUR" office:value="1000" calcext:value-type="currency">
            <text:p>1,000.00 €</text:p>
          </table:table-cell>
          <table:table-cell table:style-name="ce14" table:formula="of:=21%*[.D16]" office:value-type="currency" office:currency="EUR" office:value="210" calcext:value-type="currency">
            <text:p>210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2.Ajinkya.02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241" calcext:value-type="float">
            <text:p>241</text:p>
          </table:table-cell>
          <table:table-cell office:value-type="currency" office:currency="EUR" office:value="200" calcext:value-type="currency">
            <text:p>200.00 €</text:p>
          </table:table-cell>
          <table:table-cell table:style-name="ce14" table:formula="of:=21%*[.D17]" office:value-type="currency" office:currency="EUR" office:value="42" calcext:value-type="currency">
            <text:p>42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2.Alex</text:p>
          </table:table-cell>
          <table:table-cell table:style-name="ce9" office:value-type="string" calcext:value-type="string">
            <text:p>Feb <text:s/>7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21%*[.D18]" office:value-type="currency" office:currency="EUR" office:value="105" calcext:value-type="currency">
            <text:p>105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2.Concretedog</text:p>
          </table:table-cell>
          <table:table-cell table:style-name="ce9" office:value-type="string" calcext:value-type="string">
            <text:p>Feb <text:s/>7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79.82" calcext:value-type="currency">
            <text:p>579.82 €</text:p>
          </table:table-cell>
          <table:table-cell table:style-name="ce14" table:formula="of:=21%*[.D19]" office:value-type="currency" office:currency="EUR" office:value="121.7622" calcext:value-type="currency">
            <text:p>121.76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2.levevre</text:p>
          </table:table-cell>
          <table:table-cell table:style-name="ce9" office:value-type="string" calcext:value-type="string">
            <text:p>Feb 14</text:p>
          </table:table-cell>
          <table:table-cell office:value-type="float" office:value="264" calcext:value-type="float">
            <text:p>264</text:p>
          </table:table-cell>
          <table:table-cell office:value-type="currency" office:currency="EUR" office:value="2980" calcext:value-type="currency">
            <text:p>2,980.00 €</text:p>
          </table:table-cell>
          <table:table-cell/>
          <table:table-cell office:value-type="currency" office:currency="EUR" office:value="233.44" calcext:value-type="currency">
            <text:p>233.44 €</text:p>
          </table:table-cell>
          <table:table-cell office:value-type="currency" office:currency="EUR" office:value="219.03" calcext:value-type="currency">
            <text:p>219.03 €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2025.02.Max</text:p>
          </table:table-cell>
          <table:table-cell table:style-name="ce9" office:value-type="string" calcext:value-type="string">
            <text:p>Feb <text:s/>7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2025.02.Yorik</text:p>
          </table:table-cell>
          <table:table-cell table:style-name="ce9" office:value-type="string" calcext:value-type="string">
            <text:p>Feb <text:s/>7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401" calcext:value-type="currency">
            <text:p>401.00 €</text:p>
          </table:table-cell>
          <table:table-cell table:style-name="ce14"/>
          <table:table-cell table:formula="of:=[.D22]*21%" office:value-type="currency" office:currency="EUR" office:value="84.21" calcext:value-type="currency">
            <text:p>84.21 €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5.03.Adrian</text:p>
          </table:table-cell>
          <table:table-cell table:style-name="ce9" office:value-type="string" calcext:value-type="string">
            <text:p>Mar 12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73.92" calcext:value-type="currency">
            <text:p>973.92 €</text:p>
          </table:table-cell>
          <table:table-cell table:style-name="ce14" table:formula="of:=21%*[.D23]" office:value-type="currency" office:currency="EUR" office:value="204.5232" calcext:value-type="currency">
            <text:p>204.52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3.Alex</text:p>
          </table:table-cell>
          <table:table-cell table:style-name="ce9" office:value-type="string" calcext:value-type="string">
            <text:p>Mar <text:s/>3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21%*[.D24]" office:value-type="currency" office:currency="EUR" office:value="105" calcext:value-type="currency">
            <text:p>105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3.Concretedog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76.3" calcext:value-type="currency">
            <text:p>576.30 €</text:p>
          </table:table-cell>
          <table:table-cell table:style-name="ce14" table:formula="of:=21%*[.D25]" office:value-type="currency" office:currency="EUR" office:value="121.023" calcext:value-type="currency">
            <text:p>121.02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3.ISO</text:p>
          </table:table-cell>
          <table:table-cell table:style-name="ce9" office:value-type="string" calcext:value-type="string">
            <text:p>Mar 12</text:p>
          </table:table-cell>
          <table:table-cell office:value-type="float" office:value="316" calcext:value-type="float">
            <text:p>316</text:p>
          </table:table-cell>
          <table:table-cell office:value-type="currency" office:currency="EUR" office:value="208" calcext:value-type="currency">
            <text:p>208.00 €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2025.03.Max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2025.03.Pieter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248" calcext:value-type="float">
            <text:p>248</text:p>
          </table:table-cell>
          <table:table-cell office:value-type="currency" office:currency="EUR" office:value="8000" calcext:value-type="currency">
            <text:p>8,000.00 €</text:p>
          </table:table-cell>
          <table:table-cell table:style-name="ce14" table:formula="of:=21%*[.D28]" office:value-type="currency" office:currency="EUR" office:value="1680" calcext:value-type="currency">
            <text:p>1,680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3.Yorik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384" calcext:value-type="currency">
            <text:p>384.00 €</text:p>
          </table:table-cell>
          <table:table-cell/>
          <table:table-cell table:formula="of:=[.D29]*21%" office:value-type="currency" office:currency="EUR" office:value="80.64" calcext:value-type="currency">
            <text:p>80.64 €</text:p>
          </table:table-cell>
          <table:table-cell table:number-columns-repeated="16378"/>
        </table:table-row>
        <table:table-row table:style-name="ro2">
          <table:table-cell/>
          <table:table-cell table:style-name="ce9"/>
          <table:table-cell table:number-columns-repeated="16382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0"/>
          <table:table-cell table:style-name="ce12"/>
          <table:table-cell table:style-name="ce18" table:formula="of:=SUM([.D10:.D29])" office:value-type="currency" office:currency="EUR" office:value="23692.77" calcext:value-type="currency">
            <text:p>23,692.77 €</text:p>
          </table:table-cell>
          <table:table-cell table:style-name="ce18" table:formula="of:=SUM([.E10:.E29])" office:value-type="currency" office:currency="EUR" office:value="3022.1142" calcext:value-type="currency">
            <text:p>3,022.11 €</text:p>
          </table:table-cell>
          <table:table-cell table:style-name="ce18" table:formula="of:=SUM([.F10:.F29])" office:value-type="currency" office:currency="EUR" office:value="887.33" calcext:value-type="currency">
            <text:p>887.33 €</text:p>
          </table:table-cell>
          <table:table-cell table:style-name="ce18" table:formula="of:=SUM([.G10:.G29])" office:value-type="currency" office:currency="EUR" office:value="219.03" calcext:value-type="currency">
            <text:p>219.03 €</text:p>
          </table:table-cell>
          <table:table-cell table:style-name="ce4" table:number-columns-repeated="16377"/>
        </table:table-row>
        <table:table-row table:style-name="ro2">
          <table:table-cell/>
          <table:table-cell table:style-name="ce9"/>
          <table:table-cell table:number-columns-repeated="16382"/>
        </table:table-row>
        <table:table-row table:style-name="ro2">
          <table:table-cell table:style-name="ce4" office:value-type="string" calcext:value-type="string">
            <text:p>VAT returns</text:p>
          </table:table-cell>
          <table:table-cell table:style-name="ce9"/>
          <table:table-cell table:number-columns-repeated="16382"/>
        </table:table-row>
        <table:table-row table:style-name="ro2">
          <table:table-cell table:style-name="Default"/>
          <table:table-cell table:style-name="ce9"/>
          <table:table-cell table:number-columns-repeated="16382"/>
        </table:table-row>
        <table:table-row table:style-name="ro2">
          <table:table-cell table:style-name="ce5" office:value-type="string" calcext:value-type="string">
            <text:p>Operations with belgian VAT number</text:p>
          </table:table-cell>
          <table:table-cell table:style-name="ce9"/>
          <table:table-cell table:style-name="ce13" office:value-type="string" calcext:value-type="string">
            <text:p>Case 82</text:p>
          </table:table-cell>
          <table:table-cell table:style-name="ce18" table:formula="of:=[.D13]+[.D14]+[.D20]+[.D22]+[.D29]" office:value-type="currency" office:currency="EUR" office:value="6093.75" calcext:value-type="currency">
            <text:p>6,093.75 €</text:p>
          </table:table-cell>
          <table:table-cell table:number-columns-repeated="2"/>
          <table:table-cell table:style-name="ce21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VAT paid over case 82</text:p>
          </table:table-cell>
          <table:table-cell/>
          <table:table-cell table:style-name="ce14" office:value-type="string" calcext:value-type="string">
            <text:p>Case 59</text:p>
          </table:table-cell>
          <table:table-cell table:style-name="ce18" table:formula="of:=[.F31]+[.G31]" office:value-type="currency" office:currency="EUR" office:value="1106.36" calcext:value-type="currency">
            <text:p>1,106.36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Reverse-charged operations</text:p>
          </table:table-cell>
          <table:table-cell/>
          <table:table-cell table:style-name="ce14" office:value-type="string" calcext:value-type="string">
            <text:p>Case 86</text:p>
          </table:table-cell>
          <table:table-cell table:style-name="ce18" table:formula="of:=[.D10]+[.D11]+[.D15]+[.D16]+[.D17]+[.D18]+[.D19]+[.D23]+[.D24]+[.D25]+[.D28]" office:value-type="currency" office:currency="EUR" office:value="14391.02" calcext:value-type="currency">
            <text:p>14,391.02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Reverse-charged VAT to pay over case 86</text:p>
          </table:table-cell>
          <table:table-cell/>
          <table:table-cell table:style-name="ce14" office:value-type="string" calcext:value-type="string">
            <text:p>Case 55</text:p>
          </table:table-cell>
          <table:table-cell table:style-name="ce18" table:formula="of:=[.E31]" office:value-type="currency" office:currency="EUR" office:value="3022.1142" calcext:value-type="currency">
            <text:p>3,022.11 €</text:p>
          </table:table-cell>
          <table:table-cell table:style-name="ce14"/>
          <table:table-cell/>
          <table:table-cell table:style-name="ce2"/>
          <table:table-cell table:number-columns-repeated="2"/>
          <table:table-cell table:style-name="Default"/>
          <table:table-cell table:number-columns-repeated="16374"/>
        </table:table-row>
        <table:table-row table:style-name="ro2">
          <table:table-cell office:value-type="string" calcext:value-type="string">
            <text:p>Amount to be paid (case 55 – case 59)</text:p>
          </table:table-cell>
          <table:table-cell/>
          <table:table-cell table:style-name="ce14" office:value-type="string" calcext:value-type="string">
            <text:p>Case 71</text:p>
          </table:table-cell>
          <table:table-cell table:style-name="ce18" table:formula="of:=[.D38]-[.D36]" office:value-type="currency" office:currency="EUR" office:value="1915.7542" calcext:value-type="currency">
            <text:p>1,915.75 €</text:p>
          </table:table-cell>
          <table:table-cell table:style-name="ce14"/>
          <table:table-cell/>
          <table:table-cell table:style-name="ce2"/>
          <table:table-cell table:number-columns-repeated="2"/>
          <table:table-cell table:style-name="Default"/>
          <table:table-cell table:number-columns-repeated="16374"/>
        </table:table-row>
        <table:table-row table:style-name="ro2">
          <table:table-cell office:value-type="string" calcext:value-type="string">
            <text:p>Amount in our VAT balance after 2024Q4</text:p>
          </table:table-cell>
          <table:table-cell/>
          <table:table-cell table:style-name="ce14"/>
          <table:table-cell table:style-name="ce18" office:value-type="currency" office:currency="EUR" office:value="1011.94" calcext:value-type="currency">
            <text:p>1,011.94 €</text:p>
          </table:table-cell>
          <table:table-cell table:style-name="ce14"/>
          <table:table-cell/>
          <table:table-cell table:style-name="ce2"/>
          <table:table-cell table:number-columns-repeated="2"/>
          <table:table-cell table:style-name="Default"/>
          <table:table-cell table:number-columns-repeated="16374"/>
        </table:table-row>
        <table:table-row table:style-name="ro2">
          <table:table-cell table:style-name="Default" office:value-type="string" calcext:value-type="string">
            <text:p>Amount to be paid effectively</text:p>
          </table:table-cell>
          <table:table-cell table:style-name="Default" table:number-columns-repeated="2"/>
          <table:table-cell table:style-name="ce18" table:formula="of:=[.D39]-[.D40]" office:value-type="currency" office:currency="EUR" office:value="903.8142" calcext:value-type="currency">
            <text:p>903.81 €</text:p>
          </table:table-cell>
          <table:table-cell table:style-name="Default" table:number-columns-repeated="6"/>
          <table:table-cell table:number-columns-repeated="16374"/>
        </table:table-row>
        <table:table-row table:style-name="ro2">
          <table:table-cell table:style-name="Default" table:number-columns-repeated="10"/>
          <table:table-cell table:number-columns-repeated="16374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Yorik van Havre</meta:initial-creator>
    <meta:creation-date>2025-04-08T10:25:43.430728476</meta:creation-date>
    <meta:generator>LibreOffice/25.2.2.2$Linux_X86_64 LibreOffice_project/520$Build-2</meta:generator>
    <dc:date>2025-04-08T11:42:03.688193613</dc:date>
    <dc:creator>Yorik van Havre</dc:creator>
    <meta:editing-duration>PT52M48S</meta:editing-duration>
    <meta:editing-cycles>5</meta:editing-cycles>
    <meta:document-statistic meta:table-count="1" meta:cell-count="137" meta:object-count="0"/>
  </office:meta>
</office:document-meta>
</file>